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eb739" officeooo:paragraph-rsid="000eb739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eb739" officeooo:paragraph-rsid="000eb73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officeooo:rsid="000eb739" officeooo:paragraph-rsid="000eb739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1055ea" officeooo:paragraph-rsid="001055ea" style:font-size-asian="8.75pt" style:font-size-complex="10pt"/>
    </style:style>
    <style:style style:name="P5" style:family="paragraph" style:parent-style-name="Standard">
      <style:paragraph-properties fo:text-align="start" style:justify-single-word="false"/>
      <style:text-properties officeooo:paragraph-rsid="000eb739"/>
    </style:style>
    <style:style style:name="T1" style:family="text">
      <style:text-properties fo:font-size="10pt" officeooo:rsid="000eb739" style:font-size-asian="8.75pt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Primeros pasos Git</text:p>
      <text:p text:style-name="P1"/>
      <text:p text:style-name="P3">1 paso, creamos la cuenta. Seguido de esto configuramos nuestro usuario en la terminal con los comandos</text:p>
      <text:p text:style-name="P3"><text:tab/>git config --global user.name (”nombre”con las comillas o sin ellas)</text:p>
      <text:p text:style-name="P3"><text:tab/>git config --global user.email (gmail con o sin comillas)</text:p>
      <text:p text:style-name="P3"><text:tab/>git config --global credential.helper 'cache –timeout=36000'</text:p>
      <text:p text:style-name="P3">2 paso, clonamos un repositorio de GitHub, el del profesor en este caso con el comando</text:p>
      <text:p text:style-name="P5"><text:span text:style-name="T1"><text:tab/>git clone (URL del repositorio) </text:span><text:a xlink:type="simple" xlink:href="https://github.com/danielcastelao/pruebasReadme" text:style-name="Internet_20_link" text:visited-style-name="Visited_20_Internet_20_Link"><text:span text:style-name="T2">https://github.com/danielcastelao/pruebasReadme</text:span></text:a></text:p>
      <text:p text:style-name="P3">Despues, cuando el profe cambio su repositorio lo actualizamos desde la terminal con el comando</text:p>
      <text:p text:style-name="P3"><text:tab/>git pull (desde la carpeta del repositorio)</text:p>
      <text:p text:style-name="P4">3 paso, creamos un repositorio desde GitHub. Seguido de esto lo clonamos como el anterior. Despues modificamos el readme. Hecho esto lo actualizamos desde la terminal de la siguiente manera:</text:p>
      <text:p text:style-name="P4"><text:tab/>git status (para ver si se ha modificado)</text:p>
      <text:p text:style-name="P4"><text:tab/>git --all (para añadir los cambios)</text:p>
      <text:p text:style-name="P4"><text:tab/>git commit -m “descripcion”</text:p>
      <text:p text:style-name="P4"><text:tab/>git push -u origin main (para enviarlo a GitHub)</text:p>
      <text:p text:style-name="P4">Este es mi repositorio <text:a xlink:type="simple" xlink:href="https://github.com/NicolasRodriguezSteuerberg/prubaTareaReadme.git" text:style-name="Internet_20_link" text:visited-style-name="Visited_20_Internet_20_Link">https://github.com/NicolasRodriguezSteuerberg/prubaTareaReadme.git</text:a> para que se pueda ver que hice “todo”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09:49:19.248875429</meta:creation-date>
    <dc:date>2022-09-23T10:10:47.481851341</dc:date>
    <meta:editing-duration>PT17S</meta:editing-duration>
    <meta:editing-cycles>1</meta:editing-cycles>
    <meta:document-statistic meta:table-count="0" meta:image-count="0" meta:object-count="0" meta:page-count="1" meta:paragraph-count="15" meta:word-count="163" meta:character-count="1087" meta:non-whitespace-character-count="933"/>
    <meta:generator>LibreOffice/7.3.5.2$Linux_X86_64 LibreOffice_project/30$Build-2</meta:generator>
  </office:meta>
</office:document-meta>
</file>